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25T14:19:31.489595723</dc:date>
    <meta:editing-duration>PT2M34S</meta:editing-duration>
    <meta:editing-cycles>9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9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006cm" svg:y="0.316cm" chart:style-name="ch2">
          <text:p>whisky wash reflux Feb 25'16</text:p>
        </chart:title>
        <chart:legend chart:legend-position="end" svg:x="13.254cm" svg:y="3.952cm" style:legend-expansion="high" chart:style-name="ch3"/>
        <chart:plot-area chart:style-name="ch4" chart:data-source-has-labels="both" svg:x="1.331cm" svg:y="1.301cm" svg:width="11.603cm" svg:height="6.538cm">
          <chartooo:coordinate-region svg:x="1.959cm" svg:y="1.5cm" svg:width="10.975cm" svg:height="5.323cm"/>
          <chart:axis chart:dimension="x" chart:name="primary-x" chart:style-name="ch5" chartooo:axis-type="auto">
            <chartooo:date-scale/>
            <chart:title svg:x="6.77cm" svg:y="8.019cm" chart:style-name="ch6">
              <text:p>time</text:p>
            </chart:title>
            <chart:categories table:cell-range-address="local-table.$A$2:.$A$42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42" chart:label-cell-address="local-table.$B$1" chart:class="chart:line">
            <chart:data-point chart:repeated="41"/>
          </chart:series>
          <chart:series chart:style-name="ch11" chart:values-cell-range-address="local-table.$C$2:.$C$42" chart:label-cell-address="local-table.$C$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ill</text:p>
              </table:table-cell>
              <table:table-cell office:value-type="string">
                <text:p>heat sink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 hr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hr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hr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hr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hr</text:p>
              </table:table-cell>
              <table:table-cell office:value-type="float" office:value="84">
                <text:p>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">
                <text:p>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1">
                <text:p>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2">
                <text:p>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hr</text:p>
              </table:table-cell>
              <table:table-cell office:value-type="float" office:value="83">
                <text:p>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